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8" table:default-cell-style-name="ce9"/>
        <table:table-column table:style-name="co6" table:default-cell-style-name="ce9"/>
        <table:table-row table:style-name="ro1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asca</text:p>
          </table:table-cell>
          <table:table-cell table:style-name="ce2" office:value-type="string" calcext:value-type="string">
            <text:p>Persona Encarregada</text:p>
          </table:table-cell>
          <table:table-cell table:style-name="ce2" office:value-type="string" calcext:value-type="string">
            <text:p>Previsió</text:p>
          </table:table-cell>
          <table:table-cell table:style-name="ce2" office:value-type="string" calcext:value-type="string">
            <text:p>Temps</text:p>
          </table:table-cell>
          <table:table-cell table:style-name="ce17" office:value-type="string" calcext:value-type="string">
            <text:p>Data d'implementació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Fer mòdul background per l'scroll</text:p>
          </table:table-cell>
          <table:table-cell table:style-name="ce10" table:number-columns-repeated="2"/>
          <table:table-cell table:style-name="ce14" office:value-type="string" calcext:value-type="string">
            <text:p>5 h</text:p>
          </table:table-cell>
          <table:table-cell table:style-name="ce18" office:value-type="date" office:date-value="2019-03-29" calcext:value-type="date">
            <text:p>29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musica modulo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3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rreglar Salto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0:30 h</text:p>
          </table:table-cell>
          <table:table-cell table:style-name="ce18" office:value-type="date" office:date-value="2019-04-01" calcext:value-type="date">
            <text:p>0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cer Hadoken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2h</text:p>
          </table:table-cell>
          <table:table-cell table:style-name="ce18" office:value-type="date" office:date-value="2019-04-04" calcext:value-type="date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odulo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1h</text:p>
          </table:table-cell>
          <table:table-cell table:style-name="ce18" office:value-type="date" office:date-value="2019-04-04" calcext:value-type="date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45 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olpear al oponente con hdk y animacion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1 h</text:p>
          </table:table-cell>
          <table:table-cell table:style-name="ce15"/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ake players collid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30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máquina de estados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5 h</text:p>
          </table:table-cell>
          <table:table-cell table:style-name="ce15" office:value-type="string" calcext:value-type="string">
            <text:p>9 h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layers shouldnt move beyond camera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0:35h</text:p>
          </table:table-cell>
          <table:table-cell table:style-name="ce15" office:value-type="string" calcext:value-type="string">
            <text:p>0:20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background colliders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1h</text:p>
          </table:table-cell>
          <table:table-cell table:style-name="ce15" office:value-type="string" calcext:value-type="string">
            <text:p>1:45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Fade out fade in</text:p>
          </table:table-cell>
          <table:table-cell table:style-name="ce11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15" office:value-type="string" calcext:value-type="string">
            <text:p>0:45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colliders detection</text:p>
          </table:table-cell>
          <table:table-cell table:style-name="ce11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15" office:value-type="string" calcext:value-type="string">
            <text:p>1:10 h</text:p>
          </table:table-cell>
          <table:table-cell table:style-name="ce18" office:value-type="date" office:date-value="2019-04-09" calcext:value-type="date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detection formula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0:20h</text:p>
          </table:table-cell>
          <table:table-cell table:style-name="ce15" office:value-type="string" calcext:value-type="string">
            <text:p>0:20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ed camera scrolling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15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mproving “add bounds to stage” function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1h</text:p>
          </table:table-cell>
          <table:table-cell table:style-name="ce15" office:value-type="string" calcext:value-type="string">
            <text:p>1:15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aquetar proyecte final per fer les tasques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5" office:value-type="string" calcext:value-type="string">
            <text:p>2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r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5" office:value-type="string" calcext:value-type="string">
            <text:p>1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anviar spritesheets escenaris Handout</text:p>
          </table:table-cell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r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5" office:value-type="string" calcext:value-type="string">
            <text:p>0:20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orregir errores del commit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0:45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>
            <text:p>Hacer que el tiempo de las animaciones se cuente por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1 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Añadir logica para tener diferentes hitboxes en cada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5" office:value-type="string" calcext:value-type="string">
            <text:p>3:30 h</text:p>
          </table:table-cell>
          <table:table-cell table:style-name="ce18" office:value-type="date" office:date-value="2019-04-13" calcext:value-type="date">
            <text:p>13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Ken stag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3:00 h</text:p>
          </table:table-cell>
          <table:table-cell table:style-name="ce15" office:value-type="string" calcext:value-type="string">
            <text:p>5:00 h</text:p>
          </table:table-cell>
          <table:table-cell table:style-name="ce18" office:value-type="date" office:date-value="2019-04-09" calcext:value-type="date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Jose</text:p>
          </table:table-cell>
          <table:table-cell table:style-name="ce11"/>
          <table:table-cell table:style-name="ce15" office:value-type="string" calcext:value-type="string">
            <text:p>8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Adriá</text:p>
          </table:table-cell>
          <table:table-cell table:style-name="ce11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0 min</text:p>
          </table:table-cell>
          <table:table-cell table:style-name="ce15" office:value-type="string" calcext:value-type="string">
            <text:p>45 min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objeto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5" office:value-type="string" calcext:value-type="string">
            <text:p>0:30 h</text:p>
          </table:table-cell>
          <table:table-cell table:style-name="ce19" office:value-type="date" office:date-value="2019-04-14" calcext:value-type="date">
            <text:p>14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jar la cáma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4 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cer colisiones con proy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4 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ambiar módulo Honda p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0 min</text:p>
          </table:table-cell>
          <table:table-cell table:style-name="ce15" office:value-type="string" calcext:value-type="string">
            <text:p>2 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tipo hit e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0 min</text:p>
          </table:table-cell>
          <table:table-cell table:style-name="ce15" office:value-type="string" calcext:value-type="string">
            <text:p>20 min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>
            <text:p>Arreglar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45 min</text:p>
          </table:table-cell>
          <table:table-cell table:style-name="ce18" office:value-type="date" office:date-value="2019-04-06" calcext:value-type="date">
            <text:p>0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oner frames de cada movimiento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5" office:value-type="string" calcext:value-type="string">
            <text:p>1 h 30 min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Fijar objetos en la parte delantera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6" office:value-type="string" calcext:value-type="string">
            <text:p>20 min</text:p>
          </table:table-cell>
          <table:table-cell table:style-name="ce18" office:value-type="date" office:date-value="2019-04-12" calcext:value-type="date">
            <text:p>12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rreglar colisiones con las parede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20 min</text:p>
          </table:table-cell>
          <table:table-cell table:style-name="ce6" office:value-type="string" calcext:value-type="string">
            <text:p>2 h 3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>
            <text:p>Implementar máquina de estados en Player 2</text:p>
          </table:table-cell>
          <table:table-cell table:style-name="ce6" office:value-type="string" calcext:value-type="string">
            <text:p>Ferran, Jose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2h 3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Module font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7" office:value-type="string" calcext:value-type="string">
            <text:p>45 min</text:p>
          </table:table-cell>
          <table:table-cell table:style-name="ce20" office:value-type="date" office:date-value="2019-04-15" calcext:value-type="date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Semimplementación del marcador del tiempo</text:p>
          </table:table-cell>
          <table:table-cell table:style-name="ce6" office:value-type="string" calcext:value-type="string">
            <text:p>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18" office:value-type="date" office:date-value="2019-04-15" calcext:value-type="date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6">
          <table:table-cell table:style-name="ce6" office:value-type="string" calcext:value-type="string">
            <text:p>Añadir logica para añadir y eliminar las hitboxes de cada frame en los personaje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emporizador de pelea</text:p>
          </table:table-cell>
          <table:table-cell table:style-name="ce6" office:value-type="string" calcext:value-type="string">
            <text:p>Jose, Ferran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0:20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Cambian orientacion hadoken player 2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1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Implentación del UI y Blit del icono KO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 h</text:p>
          </table:table-cell>
          <table:table-cell table:style-name="ce18" office:value-type="date" office:date-value="2019-04-16" calcext:value-type="date">
            <text:p>1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rato del tiempo del tiempo de tarea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string" calcext:value-type="string">
            <text:p>2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Mover las imagenes de la wiki a la nueva carpeta de assets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30 min</text:p>
          </table:table-cell>
          <table:table-cell table:style-name="ce19" office:value-type="date" office:date-value="2019-04-17" calcext:value-type="date">
            <text:p>17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ñadir camara inteligente</text:p>
          </table:table-cell>
          <table:table-cell table:style-name="ce6" office:value-type="string" calcext:value-type="string">
            <text:p>Jose, Adri, 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Recomponer las spritesheets de UI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 h</text:p>
          </table:table-cell>
          <table:table-cell table:style-name="ce6" office:value-type="string" calcext:value-type="string">
            <text:p>4 h</text:p>
          </table:table-cell>
          <table:table-cell table:style-name="ce18" office:value-type="date" office:date-value="2019-04-18" calcext:value-type="date">
            <text:p>1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Life bar implementation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2 h</text:p>
          </table:table-cell>
          <table:table-cell table:style-name="ce18" office:value-type="date" office:date-value="2019-04-19" calcext:value-type="date">
            <text:p>1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ñadir pivotes a cada animacion y añadir frame count correcto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3 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rying to fix camera (NOT SUCCESSFUL)</text:p>
          </table:table-cell>
          <table:table-cell table:style-name="ce6" office:value-type="string" calcext:value-type="string">
            <text:p>Adria, Jose</text:p>
          </table:table-cell>
          <table:table-cell table:style-name="ce6" office:value-type="string" calcext:value-type="string">
            <text:p>0:30h</text:p>
          </table:table-cell>
          <table:table-cell table:style-name="ce6" office:value-type="string" calcext:value-type="string">
            <text:p>4:30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dding collision boxes to standing, forwards, backwards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2h</text:p>
          </table:table-cell>
          <table:table-cell table:style-name="ce6" office:value-type="string" calcext:value-type="string">
            <text:p>1:30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Fixing camera (provisional, but working as intended)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1:20h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Fixing stage sizes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10 min</text:p>
          </table:table-cell>
          <table:table-cell table:style-name="ce6" office:value-type="string" calcext:value-type="string">
            <text:p>20 min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6" office:value-type="string" calcext:value-type="string">
            <text:p>Adding/Fixing Animations (idle, fwd,back,crouch,crouching,standing)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3h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Add limits to player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0 min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Repair Countdown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2 h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Flip CollisionsBox and pivot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:45h</text:p>
          </table:table-cell>
          <table:table-cell table:style-name="ce19" office:value-type="date" office:date-value="2019-04-25" calcext:value-type="date">
            <text:p>25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Redo Module Fonts and create module UI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4:30h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Modificar caja de estados</text:p>
          </table:table-cell>
          <table:table-cell table:style-name="ce6" office:value-type="string" calcext:value-type="string">
            <text:p>Jose</text:p>
          </table:table-cell>
          <table:table-cell table:number-columns-repeated="2" table:style-name="ce6" office:value-type="string" calcext:value-type="string">
            <text:p>4h</text:p>
          </table:table-cell>
          <table:table-cell table:style-name="ce19" office:value-type="date" office:date-value="2019-04-26" calcext:value-type="date">
            <text:p>26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Movimiento barras de vida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2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 table:number-rows-repeated="5">
          <table:table-cell table:style-name="ce6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9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117">
          <table:table-cell table:style-name="ce8" table:number-columns-repeated="7"/>
          <table:table-cell table:number-columns-repeated="1017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8" table:number-rows-repeated="104837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7:23:27.8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4-27T17:33:19.954000000</dc:date>
    <meta:editing-cycles>22</meta:editing-cycles>
    <meta:editing-duration>PT5H36M6S</meta:editing-duration>
    <meta:document-statistic meta:table-count="1" meta:cell-count="289" meta:object-count="0"/>
  </office:meta>
</office:document-meta>
</file>